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urn:ooo:names:tc:opendocument:xmlns:semantic-text:1.0" xmlns:akoma="urn:akomantoso:names:tc:opendocument:xmlns:semantic-text: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_20_1">
      <style:paragraph-properties fo:text-align="center" style:justify-single-word="false"/>
      <style:text-properties style:font-name="Times New Roman"/>
    </style:style>
    <style:style style:name="P3" style:family="paragraph" style:parent-style-name="Heading_20_2">
      <style:paragraph-properties fo:text-align="center" style:justify-single-word="false"/>
      <style:text-properties style:font-name="Times New Roman" fo:font-style="normal" style:font-style-asian="normal" style:font-style-complex="normal"/>
    </style:style>
    <style:style style:name="P4" style:family="paragraph" style:parent-style-name="Text_20_body">
      <style:paragraph-properties fo:text-align="center" style:justify-single-word="false"/>
      <style:text-properties style:font-name="Times New Roman" fo:font-style="normal" style:font-style-asian="normal" style:font-style-complex="normal"/>
    </style:style>
    <style:style style:name="P5" style:family="paragraph" style:parent-style-name="question">
      <style:text-properties fo:font-weight="bold" style:font-weight-asian="bold" style:font-weight-complex="bold"/>
    </style:style>
    <style:style style:name="P6" style:family="paragraph" style:parent-style-name="speech">
      <style:text-properties fo:font-weight="bold" style:font-weight-asian="bold" style:font-weight-complex="bold"/>
    </style:style>
    <style:style style:name="P7" style:family="paragraph" style:parent-style-name="Standard">
      <style:text-properties fo:font-size="11pt" style:font-size-asian="11pt" style:font-size-complex="11pt"/>
    </style:style>
    <style:style style:name="P8" style:family="paragraph" style:parent-style-name="paper-details" style:list-style-name="L1"/>
    <style:style style:name="P9" style:family="paragraph" style:parent-style-name="paper-details" style:list-style-name="L1"/>
    <style:style style:name="P10" style:family="paragraph" style:parent-style-name="paper-details" style:list-style-name="L1"/>
    <style:style style:name="P11" style:family="paragraph" style:parent-style-name="paper-details" style:list-style-name="L1"/>
    <style:style style:name="P12" style:family="paragraph" style:parent-style-name="paper-details" style:list-style-name="L1"/>
    <style:style style:name="P13" style:family="paragraph" style:parent-style-name="paper-details" style:list-style-name="L1"/>
    <style:style style:name="P14" style:family="paragraph" style:parent-style-name="comment" style:list-style-name="L1"/>
    <style:style style:name="P15" style:family="paragraph" style:parent-style-name="question" style:list-style-name="L2"/>
    <style:style style:name="P16" style:family="paragraph" style:parent-style-name="question" style:list-style-name="L2"/>
    <style:style style:name="P17" style:family="paragraph" style:parent-style-name="question" style:list-style-name="L2"/>
    <style:style style:name="P18" style:family="paragraph" style:parent-style-name="question" style:list-style-name="L2"/>
    <style:style style:name="P19" style:family="paragraph" style:parent-style-name="question" style:list-style-name="L2"/>
    <style:style style:name="P20" style:family="paragraph" style:parent-style-name="question" style:list-style-name="L2"/>
    <style:style style:name="P21" style:family="paragraph" style:parent-style-name="question">
      <style:text-properties fo:font-weight="bold" fo:background-color="#ececec" style:font-weight-asian="bold" style:font-weight-complex="bold"/>
    </style:style>
    <style:style style:name="P22" style:family="paragraph" style:parent-style-name="speech">
      <style:text-properties fo:font-weight="bold" fo:background-color="#ececec" style:font-weight-asian="bold" style:font-weight-complex="bold"/>
    </style:style>
    <style:style style:name="T1" style:family="text">
      <style:text-properties akoma:name="Arthor Mawori"/>
    </style:style>
    <style:style style:name="T2" style:family="text">
      <style:text-properties akoma:name="Arthor Mawori" akoma:uri="ken.person.Arthor.Mawori.1948-08-09"/>
    </style:style>
    <style:style style:name="T3" style:family="text">
      <style:text-properties akoma:name="Epainitoos Akaranga"/>
    </style:style>
    <style:style style:name="T4" style:family="text">
      <style:text-properties akoma:name="Epainitoos Akaranga" akoma:uri="ken.person.Epainitoos.Akaranga.1951-12-11"/>
    </style:style>
    <style:style style:name="Sect1" style:family="section">
      <style:section-properties fo:background-color="#e6e6ff" text:dont-balance-text-columns="false" style:editable="false">
        <style:columns fo:column-count="0" fo:column-gap="0in"/>
        <style:background-image/>
      </style:section-properties>
    </style:style>
    <style:style style:name="Sect2" style:family="section">
      <style:section-properties fo:background-color="#e6e6e6"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2">NATIONAL ASSEMBLY</text:p>
        <text:p text:style-name="P3">OFFICIAL REPORT</text:p>
        <text:p text:style-name="P4">[date here]</text:p>
        <text:p text:style-name="P4">The House met at [time here]</text:p>
        <text:p text:style-name="P4">[Speaker observation]</text:p>
      </text:section>
      <text:p text:style-name="P4"/>
      <text:section text:style-name="Sect2" text:name="debatebody">
        <text:h text:style-name="prayers" text:outline-level="1">PRAYERS</text:h>
        <text:h text:style-name="papers" text:outline-level="2">PAPERS LAID</text:h>
        <text:h text:style-name="paper-details" text:outline-level="3"><text:s/>The following Papers were laid on the Table:-</text:h>
        <text:list text:style-name="L1">
          <text:list-item>
            <text:h text:style-name="P8" text:outline-level="3">Annual Report and Accounts of Jomo Kenyatta University College of Agriculture and Technology for the year ended 30th June, 1990 and the Certificate thereon by the Auditor-General (Corporations)</text:h>
          </text:list-item>
          <text:list-item>
            <text:h text:style-name="P8" text:outline-level="3">Annual Report and Accounts of Higher Education Loans Fund for the year ended 30th June, 1982 and the Certificate thereon by the Auditor-General (Corporations)</text:h>
          </text:list-item>
          <text:list-item>
            <text:h text:style-name="P8" text:outline-level="3">Annual Report and Accounts of Higher Education Loans Fund for the year ended 30th June, 1983 and the Certificate thereon by the Auditor-General (Corporations)</text:h>
          </text:list-item>
          <text:list-item>
            <text:h text:style-name="P8" text:outline-level="3">Annual Report and Accounts of Higher Education Loans Fund for the year ended 30th June, 1984 and the Certificate thereon by the Auditor-General (Corporations)</text:h>
          </text:list-item>
          <text:list-item>
            <text:h text:style-name="P8" text:outline-level="3">Annual Report and Accounts of Higher Education Loans Fund for the year ended 30th June, 1985 and the Certificate thereon by the Auditor-General (Corporations)</text:h>
          </text:list-item>
          <text:list-item>
            <text:h text:style-name="P8" text:outline-level="3">Annual Report and Accounts of Higher Education Loans Fund for the year ended 30th June, 1986 and the Certificate thereon by the Auditor-General (Corporations) <text:s text:c="8"/></text:h>
            <text:p text:style-name="P14"><text:s/>(By the Assistant Minister for Education (Mr. Lengees) on behalf of the Minister for Education)</text:p>
          </text:list-item>
        </text:list>
        <text:h text:style-name="notice-of-motion" text:outline-level="4">NOTICE OF MOTION</text:h>
        <text:h text:style-name="notice" text:outline-level="5">EXPORT OF MANGROVE POLES</text:h>
        <text:p text:style-name="noticetext">Prof. Mzee: Prof. Mzee</text:p>
        <text:p text:style-name="noticetext">Mr. Speaker, Sir, I beg to give notice of the following Motion:-</text:p>
        <text:p text:style-name="noticetext">THAT, since the ban (for the last 20 years) of export of mangrove poles has resulted in deterioration of mangrove forest and since the ecology of mangrove forest requires regular harvest to stimulate regeneration, this House urges the Government to lift the ban on the export of mangrove poles.###</text:p>
        <text:p text:style-name="noticetext"/>
        <text:p text:style-name="Standard"/>
        <text:p text:style-name="session">ORAL ANSWERS TO QUESTIONS</text:p>
        <text:h text:style-name="agenda" text:outline-level="6">BANDITRY MENACE IN GALOLE</text:h>
        <text:h text:style-name="P21" text:outline-level="7"><text:span text:style-name="T2">Mr. Kofa: Mr. Kofa</text:span></text:h>
        <text:list text:style-name="L2">
          <text:list-item>
            <text:h text:style-name="P15" text:outline-level="7">whether he is aware that Councillor Abdi Sole of Asako Location was seriously injured and two homeguards were shot dead and their guns stolen while pursuing bandits on 20th May, 1995;</text:h>
          </text:list-item>
          <text:list-item>
            <text:h text:style-name="P15" text:outline-level="7">who instructed these people to pursue the heavily armed bandits; and,</text:h>
          </text:list-item>
          <text:list-item>
            <text:h text:style-name="P15" text:outline-level="7">if the Ministry can ensure that the families of the deceased homeguards are compensated and that Councillor Sole's medical expenses are paid in full.</text:h>
          </text:list-item>
        </text:list>
        <text:p text:style-name="P22"><text:span text:style-name="T4">Mr. Speaker (Mr Smith) : Mr. Speaker</text:span></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h text:style-name="agenda" text:outline-level="6">BUILDING OF SCHOOL IN ASAKO</text:h>
        <text:h text:style-name="P5" text:outline-level="7">Mr. Kofa: Mr. Kofa</text:h>
        <text:list text:style-name="L2">
          <text:list-item text:start-value="1">
            <text:h text:style-name="P15" text:outline-level="7" text:restart-numbering="true" text:start-value="1">whether he is aware that Councillor Abdi Sole of Asako Location was seriously injured and two homeguards were shot dead and their guns stolen while pursuing bandits on 20th May, 1995;</text:h>
          </text:list-item>
          <text:list-item>
            <text:h text:style-name="P15" text:outline-level="7">who instructed these people to pursue the heavily armed bandits; and,</text:h>
          </text:list-item>
          <text:list-item>
            <text:h text:style-name="P15" text:outline-level="7">if the Ministry can ensure that the families of the deceased homeguards are compensated and that Councillor Sole's medical expenses are paid in full.</text:h>
          </text:list-item>
        </text:list>
        <text:p text:style-name="P6">Mr. Speaker (Mr Smith) : Mr. Speaker</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7"/>
        <text:p text:style-name="P7"/>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an="urn:ooo:names:tc:opendocument:xmlns:semantic-text:1.0" xmlns:akoma="urn:akomantoso:names:tc:opendocument:xmlns:semantic-text: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fo:background-color="#ffff99" style:shadow="none">
        <style:tab-stops/>
        <style:background-image/>
      </style:paragraph-properties>
      <style:text-properties style:font-name="Times New Roman1" fo:font-size="16.1000003814697pt"/>
    </style:style>
    <style:style style:name="papers" style:family="paragraph" style:parent-style-name="Heading_20_2" style:class="text" style:default-outline-level="2">
      <style:paragraph-properties fo:text-align="center" style:justify-single-word="false" fo:background-color="#ffff66">
        <style:background-image/>
      </style:paragraph-properties>
      <style:text-properties style:font-name="Times New Roman" fo:font-size="13pt" fo:font-style="normal" style:font-size-asian="13pt" style:font-size-complex="13pt"/>
    </style:style>
    <style:style style:name="paper-details" style:family="paragraph" style:parent-style-name="Text_20_body" style:class="text" style:default-outline-level="3">
      <style:paragraph-properties fo:background-color="#e6e64c">
        <style:background-image/>
      </style:paragraph-properties>
      <style:text-properties fo:font-size="11pt" style:font-size-asian="11pt" style:font-size-complex="11pt"/>
    </style:style>
    <style:style style:name="comment" style:family="paragraph" style:parent-style-name="Standard" style:class="text">
      <style:paragraph-properties fo:background-color="#ffffcc">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default-outline-level="6">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default-outline-level="7">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7pt" fo:font-style="italic" style:font-size-asian="7pt" style:font-style-asian="italic" style:font-size-complex="7pt" style:font-style-complex="italic"/>
    </style:style>
    <style:page-layout style:name="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pm1">
      <style:header>
        <text:p text:style-name="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2-22T15:16:19</meta:creation-date>
    <dc:creator>Ashok Hariharan</dc:creator>
    <dc:date>2007-08-13T16:23:09</dc:date>
    <dc:language>en-US</dc:language>
    <meta:editing-cycles>6</meta:editing-cycles>
    <meta:editing-duration>PT2H30M48S</meta:editing-duration>
    <meta:user-defined meta:name="Info 1"/>
    <meta:user-defined meta:name="Info 2"/>
    <meta:user-defined meta:name="Info 3"/>
    <meta:user-defined meta:name="Info 4"/>
    <meta:document-statistic meta:table-count="0" meta:image-count="0" meta:object-count="0" meta:page-count="4" meta:paragraph-count="76" meta:word-count="1141" meta:character-count="687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ctiontex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